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ionUtils.rejectIfEmpty( Errors errors , String field , String errorCode , @ Nullable Object [ ] errorArgs , @ Nullable String default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lidationUtils.rejectIfEmptyOrWhitespace( Errors errors , String field , String errorCode , String defaul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Utils.rejectIfEmptyOrWhitespace( Errors errors , String field , String errorCode , @ Nullable Object [ ] error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Utils.rejectIfEmpty( Errors errors , String field , String errorCode , Object [ ] error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Utils.invokeValidator( Validator validator , Object target , Errors err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Utils.rejectIfEmptyOrWhitespace( Errors errors , String field , String errorCode , @ Nullable Object [ ] errorArgs , @ Nullable String default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lidationUtils.rejectIfEmpty( Errors errors , String field , String errorCode , String defaul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Utils.invokeValidator( Validator validator , Object target , Errors errors , @ Nullable Object ... validationHint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ValidationUtils.rejectIfEmpty( Errors errors , String field , String error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Utils.rejectIfEmptyOrWhitespace( Errors errors , String field , String error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